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in" svg:height="3.5449in" svg:x="3.1437in" svg:y="0.6484in">
            <draw:object draw:notify-on-update-of-ranges="Sheet1.D1:Sheet1.D3 Sheet1.C1:Sheet1.C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2.96">
            <text:p>2.96</text:p>
          </table:table-cell>
          <table:table-cell office:value-type="float" office:value="1.84">
            <text:p>1.84</text:p>
          </table:table-cell>
          <table:table-cell table:formula="of:=[.A1]/[.B1]" office:value-type="float" office:value="1.60869565217391">
            <text:p>1.6086956522</text:p>
          </table:table-cell>
          <table:table-cell office:value-type="string">
            <text:p>2 movies</text:p>
          </table:table-cell>
        </table:table-row>
        <table:table-row table:style-name="ro1">
          <table:table-cell office:value-type="float" office:value="2.87">
            <text:p>2.87</text:p>
          </table:table-cell>
          <table:table-cell office:value-type="float" office:value="1.24">
            <text:p>1.24</text:p>
          </table:table-cell>
          <table:table-cell table:formula="of:=[.A2]/[.B2]" office:value-type="float" office:value="2.31451612903226">
            <text:p>2.314516129</text:p>
          </table:table-cell>
          <table:table-cell office:value-type="string">
            <text:p>5 movies</text:p>
          </table:table-cell>
        </table:table-row>
        <table:table-row table:style-name="ro1">
          <table:table-cell office:value-type="float" office:value="2.65">
            <text:p>2.65</text:p>
          </table:table-cell>
          <table:table-cell office:value-type="float" office:value="1.41">
            <text:p>1.41</text:p>
          </table:table-cell>
          <table:table-cell table:formula="of:=[.A3]/[.B3]" office:value-type="float" office:value="1.87943262411348">
            <text:p>1.8794326241</text:p>
          </table:table-cell>
          <table:table-cell office:value-type="string">
            <text:p>10 mov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zo Ampolo</meta:initial-creator>
    <meta:creation-date>2012-11-25T22:50:12</meta:creation-date>
    <dc:date>2012-11-26T00:02:37</dc:date>
    <dc:creator>Vincenzo Ampolo</dc:creator>
    <meta:editing-duration>PT57M5S</meta:editing-duration>
    <meta:editing-cycles>1</meta:editing-cycles>
    <meta:document-statistic meta:table-count="1" meta:cell-count="12" meta:object-count="1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344cm" svg:y="0.316cm" chart:style-name="ch2">
          <text:p>Signal to noise ratio for each survey</text:p>
        </chart:title>
        <chart:plot-area chart:style-name="ch3" table:cell-range-address="Sheet1.C1:Sheet1.D3" chart:data-source-has-labels="column" svg:x="1.33cm" svg:y="1.635cm" svg:width="14.03cm" svg:height="6.209cm">
          <chartooo:coordinate-region svg:x="2.057cm" svg:y="1.834cm" svg:width="13.303cm" svg:height="5.363cm"/>
          <chart:axis chart:dimension="x" chart:name="primary-x" chart:style-name="ch4" chartooo:axis-type="auto">
            <chartooo:date-scale/>
            <chart:title svg:x="7.785cm" svg:y="8.024cm" chart:style-name="ch5">
              <text:p>Survey</text:p>
            </chart:title>
            <chart:categories table:cell-range-address="Sheet1.D1:Sheet1.D3"/>
          </chart:axis>
          <chart:axis chart:dimension="y" chart:name="primary-y" chart:style-name="ch6">
            <chart:title svg:x="0.451cm" svg:y="5.18cm" chart:style-name="ch7">
              <text:p>Ratio</text:p>
            </chart:title>
            <chart:grid chart:style-name="ch8" chart:class="major"/>
          </chart:axis>
          <chart:series chart:style-name="ch9" chart:values-cell-range-address="Sheet1.C1:Sheet1.C3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2 movies</text:p>
                <draw:g>
                  <svg:desc>Sheet1.D1:Sheet1.D3</svg:desc>
                </draw:g>
              </table:table-cell>
              <table:table-cell office:value-type="float" office:value="1.60869565217391">
                <text:p>1.60869565217391</text:p>
                <draw:g>
                  <svg:desc>Sheet1.C1:Sheet1.C3</svg:desc>
                </draw:g>
              </table:table-cell>
            </table:table-row>
            <table:table-row>
              <table:table-cell office:value-type="string">
                <text:p>5 movies</text:p>
              </table:table-cell>
              <table:table-cell office:value-type="float" office:value="2.31451612903226">
                <text:p>2.31451612903226</text:p>
              </table:table-cell>
            </table:table-row>
            <table:table-row>
              <table:table-cell office:value-type="string">
                <text:p>10 movies</text:p>
              </table:table-cell>
              <table:table-cell office:value-type="float" office:value="1.87943262411348">
                <text:p>1.879432624113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